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1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5" table:style-name="ta1">
        <table:shapes>
          <draw:frame draw:z-index="0" draw:style-name="gr1" draw:text-style-name="P1" svg:width="6.2988in" svg:height="3.5429in" svg:x="9.5264in" svg:y="0.4701in">
            <draw:object draw:notify-on-update-of-ranges="Sheet1_5.D1:Sheet1_5.D13 Sheet1_5.A1:Sheet1_5.A1 Sheet1_5.F1:Sheet1_5.F13 Sheet1_5.H1:Sheet1_5.H1 Sheet1_5.M1:Sheet1_5.M13 Sheet1_5.A19:Sheet1_5.A19 Sheet1_5.F19:Sheet1_5.F31 Sheet1_5.H19:Sheet1_5.H19 Sheet1_5.M19:Sheet1_5.M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09" calcext:value-type="float">
            <text:p>3.70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06" calcext:value-type="float">
            <text:p>1.30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91" calcext:value-type="float">
            <text:p>1.19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294" calcext:value-type="float">
            <text:p>1.2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3" table:style-name="ta1">
        <table:shapes>
          <draw:frame draw:z-index="0" draw:style-name="gr1" draw:text-style-name="P1" svg:width="6.2988in" svg:height="3.5429in" svg:x="9.852in" svg:y="0.2937in">
            <draw:object draw:notify-on-update-of-ranges="Sheet1_3.E1:Sheet1_3.E15 Sheet1_3.A1:Sheet1_3.A1 Sheet1_3.F1:Sheet1_3.F14 Sheet1_3.H1:Sheet1_3.H1 Sheet1_3.M1:Sheet1_3.M15 Sheet1_3.A20:Sheet1_3.A20 Sheet1_3.F20:Sheet1_3.F34 Sheet1_3.H20:Sheet1_3.H20 Sheet1_3.M20:Sheet1_3.M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.947" calcext:value-type="float">
            <text:p>23.94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308" calcext:value-type="float">
            <text:p>12.30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409" calcext:value-type="float">
            <text:p>4.40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049" calcext:value-type="float">
            <text:p>3.04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838" calcext:value-type="float">
            <text:p>4.83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02" calcext:value-type="float">
            <text:p>2.302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5" calcext:value-type="float">
            <text:p>3.5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984" calcext:value-type="float">
            <text:p>1.98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61" calcext:value-type="float">
            <text:p>1.06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2" table:style-name="ta1">
        <table:shapes>
          <draw:frame draw:z-index="0" draw:style-name="gr1" draw:text-style-name="P1" svg:width="6.2988in" svg:height="3.5429in" svg:x="0.9394in" svg:y="2.1071in">
            <draw:object draw:notify-on-update-of-ranges="Sheet1_2.B7:Sheet1_2.B7 Sheet1_2.B8:Sheet1_2.B11 Sheet1_2.A7:Sheet1_2.A7 Sheet1_2.F7:Sheet1_2.F11 Sheet1_2.H7:Sheet1_2.H7 Sheet1_2.M7:Sheet1_2.M11 Sheet1_2.O7:Sheet1_2.O7 Sheet1_2.T7:Sheet1_2.T11 Sheet1_2.O15:Sheet1_2.O15 Sheet1_2.T15:Sheet1_2.T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147" calcext:value-type="float">
            <text:p>7.14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21:12:48.867055577</meta:creation-date>
    <dc:date>2014-12-14T21:45:49.584501931</dc:date>
    <meta:editing-duration>PT26M46S</meta:editing-duration>
    <meta:editing-cycles>8</meta:editing-cycles>
    <meta:generator>LibreOffice/4.1.4.2$Linux_X86_64 LibreOffice_project/410$Build-2</meta:generator>
    <meta:document-statistic meta:table-count="4" meta:cell-count="7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Závislost času na počtu vlaken</text:p>
        </chart:title>
        <chart:subtitle svg:x="6.263cm" svg:y="1.275cm" chart:style-name="ch3">
          <text:p>počet procesoru 10</text:p>
        </chart:subtitle>
        <chart:legend chart:legend-position="end" svg:x="12.989cm" svg:y="3.454cm" style:legend-expansion="high" chart:style-name="ch4"/>
        <chart:plot-area chart:style-name="ch5" table:cell-range-address="Sheet1_3.E1:Sheet1_3.E15 Sheet1_3.A1:Sheet1_3.A1 Sheet1_3.F1:Sheet1_3.F14 Sheet1_3.H1:Sheet1_3.H1 Sheet1_3.M1:Sheet1_3.M15 Sheet1_3.A20:Sheet1_3.A20 Sheet1_3.F20:Sheet1_3.F34 Sheet1_3.H20:Sheet1_3.H20 Sheet1_3.M20:Sheet1_3.M34" chart:data-source-has-labels="both" svg:x="0.77cm" svg:y="2.318cm" svg:width="11.579cm" svg:height="6.082cm">
          <chartooo:coordinate-region svg:x="1.391cm" svg:y="2.517cm" svg:width="10.771cm" svg:height="5.236cm"/>
          <chart:axis chart:dimension="x" chart:name="primary-x" chart:style-name="ch6" chartooo:axis-type="auto">
            <chartooo:date-scale/>
            <chart:categories table:cell-range-address="Sheet1_3.E1:Sheet1_3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3.F1:Sheet1_3.F14" chart:label-cell-address="Sheet1_3.A1:Sheet1_3.A1" chart:class="chart:line">
            <chart:data-point chart:repeated="14"/>
          </chart:series>
          <chart:series chart:style-name="ch9" chart:values-cell-range-address="Sheet1_3.M1:Sheet1_3.M15" chart:label-cell-address="Sheet1_3.H1:Sheet1_3.H1" chart:class="chart:line">
            <chart:data-point chart:repeated="15"/>
          </chart:series>
          <chart:series chart:style-name="ch10" chart:values-cell-range-address="Sheet1_3.F20:Sheet1_3.F34" chart:label-cell-address="Sheet1_3.A20:Sheet1_3.A20" chart:class="chart:line">
            <chart:data-point chart:repeated="15"/>
          </chart:series>
          <chart:series chart:style-name="ch11" chart:values-cell-range-address="Sheet1_3.M20:Sheet1_3.M34" chart:label-cell-address="Sheet1_3.H20:Sheet1_3.H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2000_z</text:p>
                <draw:g>
                  <svg:desc>Sheet1_3.A1:Sheet1_3.A1</svg:desc>
                </draw:g>
              </table:table-cell>
              <table:table-cell office:value-type="string">
                <text:p>g_2000_s1</text:p>
                <draw:g>
                  <svg:desc>Sheet1_3.H1:Sheet1_3.H1</svg:desc>
                </draw:g>
              </table:table-cell>
              <table:table-cell office:value-type="string">
                <text:p>g_2000_s2</text:p>
                <draw:g>
                  <svg:desc>Sheet1_3.A20:Sheet1_3.A20</svg:desc>
                </draw:g>
              </table:table-cell>
              <table:table-cell office:value-type="string">
                <text:p>g_2000_h</text:p>
                <draw:g>
                  <svg:desc>Sheet1_3.H20:Sheet1_3.H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3.E1:Sheet1_3.E15</svg:desc>
                </draw:g>
              </table:table-cell>
              <table:table-cell office:value-type="float" office:value="0.32">
                <text:p>0.32</text:p>
                <draw:g>
                  <svg:desc>Sheet1_3.F1:Sheet1_3.F14</svg:desc>
                </draw:g>
              </table:table-cell>
              <table:table-cell office:value-type="float" office:value="1.575">
                <text:p>1.575</text:p>
                <draw:g>
                  <svg:desc>Sheet1_3.M1:Sheet1_3.M15</svg:desc>
                </draw:g>
              </table:table-cell>
              <table:table-cell office:value-type="float" office:value="14.05">
                <text:p>14.05</text:p>
                <draw:g>
                  <svg:desc>Sheet1_3.F20:Sheet1_3.F34</svg:desc>
                </draw:g>
              </table:table-cell>
              <table:table-cell office:value-type="float" office:value="23.947">
                <text:p>23.947</text:p>
                <draw:g>
                  <svg:desc>Sheet1_3.M20:Sheet1_3.M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943">
                <text:p>0.943</text:p>
              </table:table-cell>
              <table:table-cell office:value-type="float" office:value="7.39">
                <text:p>7.39</text:p>
              </table:table-cell>
              <table:table-cell office:value-type="float" office:value="12.308">
                <text:p>12.3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643">
                <text:p>0.643</text:p>
              </table:table-cell>
              <table:table-cell office:value-type="float" office:value="4.409">
                <text:p>4.409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51">
                <text:p>0.51</text:p>
              </table:table-cell>
              <table:table-cell office:value-type="float" office:value="3.049">
                <text:p>3.049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1">
                <text:p>0.121</text:p>
              </table:table-cell>
              <table:table-cell office:value-type="float" office:value="0.434">
                <text:p>0.434</text:p>
              </table:table-cell>
              <table:table-cell office:value-type="float" office:value="2.302">
                <text:p>2.302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.387">
                <text:p>0.387</text:p>
              </table:table-cell>
              <table:table-cell office:value-type="float" office:value="1.984">
                <text:p>1.984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8">
                <text:p>0.108</text:p>
              </table:table-cell>
              <table:table-cell office:value-type="float" office:value="0.355">
                <text:p>0.355</text:p>
              </table:table-cell>
              <table:table-cell office:value-type="float" office:value="1.619">
                <text:p>1.619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32">
                <text:p>0.32</text:p>
              </table:table-cell>
              <table:table-cell office:value-type="float" office:value="1.471">
                <text:p>1.471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92">
                <text:p>0.292</text:p>
              </table:table-cell>
              <table:table-cell office:value-type="float" office:value="1.357">
                <text:p>1.357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1">
                <text:p>0.091</text:p>
              </table:table-cell>
              <table:table-cell office:value-type="float" office:value="0.275">
                <text:p>0.275</text:p>
              </table:table-cell>
              <table:table-cell office:value-type="float" office:value="1.158">
                <text:p>1.158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6">
                <text:p>0.26</text:p>
              </table:table-cell>
              <table:table-cell office:value-type="float" office:value="1.061">
                <text:p>1.06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51">
                <text:p>0.251</text:p>
              </table:table-cell>
              <table:table-cell office:value-type="float" office:value="1.041">
                <text:p>1.04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85">
                <text:p>0.085</text:p>
              </table:table-cell>
              <table:table-cell office:value-type="float" office:value="0.247">
                <text:p>0.247</text:p>
              </table:table-cell>
              <table:table-cell office:value-type="float" office:value="0.978">
                <text:p>0.9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38">
                <text:p>0.238</text:p>
              </table:table-cell>
              <table:table-cell office:value-type="float" office:value="0.935">
                <text:p>0.935</text:p>
              </table:table-cell>
              <table:table-cell office:value-type="float" office:value="1.328">
                <text:p>1.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Zavislot času na počtu vrcholu</text:p>
        </chart:title>
        <chart:subtitle svg:x="6.792cm" svg:y="1.275cm" chart:style-name="ch3">
          <text:p>n je 6, p je 10</text:p>
        </chart:subtitle>
        <chart:legend chart:legend-position="end" svg:x="14.286cm" svg:y="3.454cm" style:legend-expansion="high" chart:style-name="ch4"/>
        <chart:plot-area chart:style-name="ch5" table:cell-range-address="Sheet1_2.B7:Sheet1_2.B11 Sheet1_2.A7:Sheet1_2.A7 Sheet1_2.F7:Sheet1_2.F11 Sheet1_2.H7:Sheet1_2.H7 Sheet1_2.M7:Sheet1_2.M11 Sheet1_2.O7:Sheet1_2.O7 Sheet1_2.T7:Sheet1_2.T11 Sheet1_2.O15:Sheet1_2.O15 Sheet1_2.T15:Sheet1_2.T18" chart:data-source-has-labels="both" svg:x="0.77cm" svg:y="2.318cm" svg:width="12.876cm" svg:height="6.082cm">
          <chartooo:coordinate-region svg:x="1.206cm" svg:y="2.517cm" svg:width="12.44cm" svg:height="5.236cm"/>
          <chart:axis chart:dimension="x" chart:name="primary-x" chart:style-name="ch6" chartooo:axis-type="auto">
            <chartooo:date-scale/>
            <chart:categories table:cell-range-address="Sheet1_2.B8:Sheet1_2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2.F7:Sheet1_2.F11" chart:label-cell-address="Sheet1_2.A7:Sheet1_2.A7" chart:class="chart:line">
            <chart:data-point chart:repeated="5"/>
          </chart:series>
          <chart:series chart:style-name="ch9" chart:values-cell-range-address="Sheet1_2.M7:Sheet1_2.M11" chart:label-cell-address="Sheet1_2.H7:Sheet1_2.H7" chart:class="chart:line">
            <chart:data-point chart:repeated="5"/>
          </chart:series>
          <chart:series chart:style-name="ch10" chart:values-cell-range-address="Sheet1_2.T7:Sheet1_2.T11" chart:label-cell-address="Sheet1_2.O7:Sheet1_2.O7" chart:class="chart:line">
            <chart:data-point chart:repeated="5"/>
          </chart:series>
          <chart:series chart:style-name="ch11" chart:values-cell-range-address="Sheet1_2.T15:Sheet1_2.T18" chart:label-cell-address="Sheet1_2.O15:Sheet1_2.O1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</text:p>
                <draw:g>
                  <svg:desc>Sheet1_2.A7:Sheet1_2.A7</svg:desc>
                </draw:g>
              </table:table-cell>
              <table:table-cell office:value-type="string">
                <text:p>s1</text:p>
                <draw:g>
                  <svg:desc>Sheet1_2.H7:Sheet1_2.H7</svg:desc>
                </draw:g>
              </table:table-cell>
              <table:table-cell office:value-type="string">
                <text:p>s2</text:p>
                <draw:g>
                  <svg:desc>Sheet1_2.O7:Sheet1_2.O7</svg:desc>
                </draw:g>
              </table:table-cell>
              <table:table-cell office:value-type="string">
                <text:p>h</text:p>
                <draw:g>
                  <svg:desc>Sheet1_2.O15:Sheet1_2.O1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2.B8:Sheet1_2.B11</svg:desc>
                </draw:g>
              </table:table-cell>
              <table:table-cell office:value-type="float" office:value="0.002">
                <text:p>0.002</text:p>
                <draw:g>
                  <svg:desc>Sheet1_2.F7:Sheet1_2.F11</svg:desc>
                </draw:g>
              </table:table-cell>
              <table:table-cell office:value-type="float" office:value="0.002">
                <text:p>0.002</text:p>
                <draw:g>
                  <svg:desc>Sheet1_2.M7:Sheet1_2.M11</svg:desc>
                </draw:g>
              </table:table-cell>
              <table:table-cell office:value-type="float" office:value="0.002">
                <text:p>0.002</text:p>
                <draw:g>
                  <svg:desc>Sheet1_2.T7:Sheet1_2.T11</svg:desc>
                </draw:g>
              </table:table-cell>
              <table:table-cell office:value-type="float" office:value="0.003">
                <text:p>0.003</text:p>
                <draw:g>
                  <svg:desc>Sheet1_2.T15:Sheet1_2.T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1">
                <text:p>0.021</text:p>
              </table:table-cell>
              <table:table-cell office:value-type="float" office:value="0.053">
                <text:p>0.053</text:p>
              </table:table-cell>
              <table:table-cell office:value-type="float" office:value="0.207">
                <text:p>0.20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/>
              <table:table-cell office:value-type="float" office:value="0.588">
                <text:p>0.588</text:p>
              </table:table-cell>
              <table:table-cell office:value-type="float" office:value="1.891">
                <text:p>1.891</text:p>
              </table:table-cell>
              <table:table-cell office:value-type="float" office:value="7.147">
                <text:p>7.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5cm" svg:y="0cm" chart:style-name="ch2">
          <text:p>Závislost času na počtu procesorů</text:p>
        </chart:title>
        <chart:subtitle svg:x="6.594cm" svg:y="1.275cm" chart:style-name="ch3">
          <text:p>počet vlaken 10</text:p>
        </chart:subtitle>
        <chart:legend chart:legend-position="end" svg:x="12.989cm" svg:y="3.454cm" style:legend-expansion="high" chart:style-name="ch4"/>
        <chart:plot-area chart:style-name="ch5" table:cell-range-address="Sheet1_5.D1:Sheet1_5.D13 Sheet1_5.A1:Sheet1_5.A1 Sheet1_5.F1:Sheet1_5.F13 Sheet1_5.H1:Sheet1_5.H1 Sheet1_5.M1:Sheet1_5.M13 Sheet1_5.A19:Sheet1_5.A19 Sheet1_5.F19:Sheet1_5.F31 Sheet1_5.H19:Sheet1_5.H19 Sheet1_5.M19:Sheet1_5.M31" chart:data-source-has-labels="both" svg:x="0.77cm" svg:y="2.318cm" svg:width="11.579cm" svg:height="6.082cm">
          <chartooo:coordinate-region svg:x="1.497cm" svg:y="2.517cm" svg:width="10.665cm" svg:height="5.236cm"/>
          <chart:axis chart:dimension="x" chart:name="primary-x" chart:style-name="ch6" chartooo:axis-type="auto">
            <chartooo:date-scale/>
            <chart:categories table:cell-range-address="Sheet1_5.D1:Sheet1_5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5.F1:Sheet1_5.F13" chart:label-cell-address="Sheet1_5.A1:Sheet1_5.A1" chart:class="chart:line">
            <chart:data-point chart:repeated="13"/>
          </chart:series>
          <chart:series chart:style-name="ch9" chart:values-cell-range-address="Sheet1_5.M1:Sheet1_5.M13" chart:label-cell-address="Sheet1_5.H1:Sheet1_5.H1" chart:class="chart:line">
            <chart:data-point chart:repeated="13"/>
          </chart:series>
          <chart:series chart:style-name="ch10" chart:values-cell-range-address="Sheet1_5.F19:Sheet1_5.F31" chart:label-cell-address="Sheet1_5.A19:Sheet1_5.A19" chart:class="chart:line">
            <chart:data-point chart:repeated="13"/>
          </chart:series>
          <chart:series chart:style-name="ch11" chart:values-cell-range-address="Sheet1_5.M19:Sheet1_5.M31" chart:label-cell-address="Sheet1_5.H19:Sheet1_5.H1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2000_z</text:p>
                <draw:g>
                  <svg:desc>Sheet1_5.A1:Sheet1_5.A1</svg:desc>
                </draw:g>
              </table:table-cell>
              <table:table-cell office:value-type="string">
                <text:p>g_2000_s1</text:p>
                <draw:g>
                  <svg:desc>Sheet1_5.H1:Sheet1_5.H1</svg:desc>
                </draw:g>
              </table:table-cell>
              <table:table-cell office:value-type="string">
                <text:p>g_2000_s2</text:p>
                <draw:g>
                  <svg:desc>Sheet1_5.A19:Sheet1_5.A19</svg:desc>
                </draw:g>
              </table:table-cell>
              <table:table-cell office:value-type="string">
                <text:p>g_2000_h</text:p>
                <draw:g>
                  <svg:desc>Sheet1_5.H19:Sheet1_5.H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_5.D1:Sheet1_5.D13</svg:desc>
                </draw:g>
              </table:table-cell>
              <table:table-cell office:value-type="float" office:value="0.264">
                <text:p>0.264</text:p>
                <draw:g>
                  <svg:desc>Sheet1_5.F1:Sheet1_5.F13</svg:desc>
                </draw:g>
              </table:table-cell>
              <table:table-cell office:value-type="float" office:value="1.049">
                <text:p>1.049</text:p>
                <draw:g>
                  <svg:desc>Sheet1_5.M1:Sheet1_5.M13</svg:desc>
                </draw:g>
              </table:table-cell>
              <table:table-cell office:value-type="float" office:value="3.709">
                <text:p>3.709</text:p>
                <draw:g>
                  <svg:desc>Sheet1_5.F19:Sheet1_5.F31</svg:desc>
                </draw:g>
              </table:table-cell>
              <table:table-cell office:value-type="float" office:value="4.184">
                <text:p>4.184</text:p>
                <draw:g>
                  <svg:desc>Sheet1_5.M19:Sheet1_5.M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584">
                <text:p>0.584</text:p>
              </table:table-cell>
              <table:table-cell office:value-type="float" office:value="1.924">
                <text:p>1.924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6">
                <text:p>0.126</text:p>
              </table:table-cell>
              <table:table-cell office:value-type="float" office:value="0.425">
                <text:p>0.425</text:p>
              </table:table-cell>
              <table:table-cell office:value-type="float" office:value="1.474">
                <text:p>1.474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368">
                <text:p>0.368</text:p>
              </table:table-cell>
              <table:table-cell office:value-type="float" office:value="1.306">
                <text:p>1.30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2">
                <text:p>0.122</text:p>
              </table:table-cell>
              <table:table-cell office:value-type="float" office:value="0.32">
                <text:p>0.32</text:p>
              </table:table-cell>
              <table:table-cell office:value-type="float" office:value="1.21">
                <text:p>1.21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87">
                <text:p>0.287</text:p>
              </table:table-cell>
              <table:table-cell office:value-type="float" office:value="1.191">
                <text:p>1.191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93">
                <text:p>0.293</text:p>
              </table:table-cell>
              <table:table-cell office:value-type="float" office:value="1.294">
                <text:p>1.29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319">
                <text:p>0.319</text:p>
              </table:table-cell>
              <table:table-cell office:value-type="float" office:value="1.304">
                <text:p>1.304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86">
                <text:p>0.286</text:p>
              </table:table-cell>
              <table:table-cell office:value-type="float" office:value="1.246">
                <text:p>1.246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87">
                <text:p>0.287</text:p>
              </table:table-cell>
              <table:table-cell office:value-type="float" office:value="1.304">
                <text:p>1.30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286">
                <text:p>0.286</text:p>
              </table:table-cell>
              <table:table-cell office:value-type="float" office:value="1.194">
                <text:p>1.194</text:p>
              </table:table-cell>
              <table:table-cell office:value-type="float" office:value="1.671">
                <text:p>1.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